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104cm" fo:min-width="3.154cm" draw:shadow="hidden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6cm" draw:shadow="hidden"/>
    </style:style>
    <style:style style:name="gr3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3.7cm" draw:shadow="hidden"/>
    </style:style>
    <style:style style:name="gr4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1.75cm" draw:shadow="hidden"/>
    </style:style>
    <style:style style:name="gr5" style:family="graphic" style:parent-style-name="objectwithoutfill">
      <style:graphic-properties svg:stroke-color="#0066b3" draw:fill="none" draw:textarea-vertical-align="middle" draw:shadow="hidden"/>
    </style:style>
    <style:style style:name="gr6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2.7cm" draw:shadow="hidden"/>
    </style:style>
    <style:style style:name="gr7" style:family="graphic" style:parent-style-name="standard">
      <style:graphic-properties draw:stroke="none" svg:stroke-color="#000000" draw:fill="none" draw:fill-color="#ffffff" fo:min-height="0.25cm" draw:shadow="hidden"/>
    </style:style>
    <style:style style:name="gr8" style:family="graphic" style:parent-style-name="objectwithoutfill">
      <style:graphic-properties svg:stroke-color="#0066b3"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fo:min-height="0.55cm" draw:shadow="hidden"/>
    </style:style>
    <style:style style:name="gr10" style:family="graphic" style:parent-style-name="standard">
      <style:graphic-properties svg:stroke-color="#0066b3" draw:textarea-vertical-align="middle" draw:shadow="hidden"/>
    </style:style>
    <style:style style:name="gr11" style:family="graphic" style:parent-style-name="standard">
      <style:graphic-properties svg:stroke-color="#0066b3" draw:fill-color="#ffffff" draw:textarea-vertical-align="middle" draw:shadow="hidden"/>
    </style:style>
    <style:style style:name="gr12" style:family="graphic" style:parent-style-name="objectwithoutfill">
      <style:graphic-properties svg:stroke-color="#0066b3" draw:marker-end="Arrow" draw:marker-end-width="0.3cm" draw:fill="none" draw:fill-color="#ffffff" draw:textarea-vertical-align="middle" draw:shadow="hidden"/>
    </style:style>
    <style:style style:name="P1" style:family="paragraph">
      <style:paragraph-properties fo:text-align="center"/>
      <style:text-properties style:font-name="Liberation Sans" fo:font-size="11pt" style:letter-kerning="true" style:font-size-asian="11pt" style:font-name-complex="Lohit Devanagari" style:font-size-complex="18pt"/>
    </style:style>
    <style:style style:name="P2" style:family="paragraph">
      <loext:graphic-properties draw:fill-color="#ffffff"/>
      <style:paragraph-properties fo:text-align="center"/>
      <style:text-properties style:font-name="Liberation Sans" fo:font-size="11pt" style:letter-kerning="true" style:font-size-asian="11pt" style:font-name-complex="Lohit Devanagari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1pt" style:font-size-asian="11pt"/>
    </style:style>
    <style:style style:name="P6" style:family="paragraph">
      <loext:graphic-properties draw:fill-color="#ffffff"/>
      <style:paragraph-properties fo:text-align="center"/>
      <style:text-properties fo:font-size="11pt" style:font-size-asian="11pt"/>
    </style:style>
    <style:style style:name="P7" style:family="paragraph">
      <style:paragraph-properties fo:text-align="center"/>
      <style:text-properties fo:font-size="11pt" style:font-size-asian="11pt" style:font-size-complex="18pt"/>
    </style:style>
    <style:style style:name="P8" style:family="paragraph">
      <loext:graphic-properties draw:fill-color="#ffffff"/>
      <style:paragraph-properties fo:text-align="center"/>
      <style:text-properties fo:font-size="11pt" style:font-size-asian="11pt" style:font-size-complex="18pt"/>
    </style:style>
    <style:style style:name="P9" style:family="paragraph">
      <loext:graphic-properties draw:fill="none"/>
      <style:paragraph-properties fo:text-align="center"/>
      <style:text-properties fo:font-size="11pt" style:font-size-asian="11pt"/>
    </style:style>
    <style:style style:name="P10" style:family="paragraph">
      <style:text-properties fo:font-size="11pt" style:font-size-asian="11pt"/>
    </style:style>
    <style:style style:name="P11" style:family="paragraph">
      <loext:graphic-properties draw:fill="none" draw:fill-color="#ffffff"/>
      <style:text-properties fo:font-size="11pt" style:font-size-asian="11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8cm" svg:height="1.5cm" svg:x="1.4cm" svg:y="1.4cm">
          <text:p text:style-name="P1">開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5cm" svg:height="0.6cm" svg:x="8.1cm" svg:y="0.3cm">
          <text:p text:style-name="P3">成り行き買い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4.2cm" svg:height="1.2cm" svg:x="1.2cm" svg:y="3.7cm">
          <text:p text:style-name="P5">トップページ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4.5cm" svg:height="2.4cm" svg:x="1cm" svg:y="5.5cm">
          <text:p text:style-name="P7">欲しいカードが</text:p>
          <text:p text:style-name="P7">決まっている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9" draw:layer="layout" draw:type="line" svg:x1="3.3cm" svg:y1="2.9cm" svg:x2="3.3cm" svg:y2="3.7cm" draw:start-shape="id1" draw:start-glue-point="2" draw:end-shape="id2" draw:end-glue-point="0" svg:d="M3300 2900v800" svg:viewBox="0 0 1 801">
          <text:p/>
        </draw:connector>
        <draw:connector draw:style-name="gr5" draw:text-style-name="P9" xml:id="id4" draw:id="id4" draw:layer="layout" draw:type="line" svg:x1="3.3cm" svg:y1="4.9cm" svg:x2="3.25cm" svg:y2="5.5cm" draw:start-shape="id2" draw:start-glue-point="2" draw:end-shape="id3" draw:end-glue-point="4" svg:d="M3300 4900l-50 600" svg:viewBox="0 0 51 601">
          <text:p/>
        </draw:connector>
        <draw:connector draw:style-name="gr5" draw:text-style-name="P9" draw:layer="layout" draw:type="line" svg:x1="3.275cm" svg:y1="5.2cm" svg:x2="3.275cm" svg:y2="5.2cm" draw:start-shape="id4" draw:start-glue-point="0" draw:end-shape="id4" draw:end-glue-point="0" svg:d="M3275 5200z" svg:viewBox="0 0 1 1">
          <text:p/>
        </draw:connector>
        <draw:custom-shape draw:style-name="gr6" draw:text-style-name="P8" xml:id="id6" draw:id="id6" draw:layer="layout" svg:width="3.2cm" svg:height="1.2cm" svg:x="1.6cm" svg:y="9.1cm">
          <text:p text:style-name="P7"><text:span text:style-name="T1">カード検索ページ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3cm" svg:height="0.683cm" svg:x="3.4cm" svg:y="7.838cm">
          <draw:text-box>
            <text:p text:style-name="P10">YES</text:p>
          </draw:text-box>
        </draw:frame>
        <draw:custom-shape draw:style-name="gr6" draw:text-style-name="P8" xml:id="id5" draw:id="id5" draw:layer="layout" svg:width="3.2cm" svg:height="1.2cm" svg:x="5.6cm" svg:y="9.1cm">
          <text:p text:style-name="P7"><text:span text:style-name="T1">トップページの</text:span></text:p>
          <text:p text:style-name="P7"><text:span text:style-name="T1">ランダムカー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2" draw:layer="layout" svg:x1="5.5cm" svg:y1="6.7cm" svg:x2="7.2cm" svg:y2="9.1cm" draw:start-shape="id3" draw:start-glue-point="7" draw:end-shape="id5" draw:end-glue-point="0" svg:d="M5500 6700h1700v2400" svg:viewBox="0 0 1701 2401">
          <text:p/>
        </draw:connector>
        <draw:frame draw:style-name="gr9" draw:text-style-name="P13" draw:layer="layout" svg:width="1.5cm" svg:height="0.962cm" svg:x="7.3cm" svg:y="7.438cm">
          <draw:text-box>
            <text:p>No</text:p>
          </draw:text-box>
        </draw:frame>
        <draw:custom-shape draw:style-name="gr6" draw:text-style-name="P8" xml:id="id7" draw:id="id7" draw:layer="layout" svg:width="3.2cm" svg:height="1.2cm" svg:x="1.6cm" svg:y="11.5cm">
          <text:p text:style-name="P7"><text:span text:style-name="T1">カード個別ページ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3.2cm" svg:y1="10.3cm" svg:x2="3.2cm" svg:y2="11.5cm" draw:start-shape="id6" draw:start-glue-point="2" draw:end-shape="id7" draw:end-glue-point="0" svg:d="M3200 10300v1200" svg:viewBox="0 0 1 1201">
          <text:p/>
        </draw:connector>
        <draw:connector draw:style-name="gr10" draw:text-style-name="P3" draw:layer="layout" svg:x1="7.2cm" svg:y1="10.3cm" svg:x2="4.8cm" svg:y2="12.1cm" draw:start-shape="id5" draw:start-glue-point="2" draw:end-shape="id7" draw:end-glue-point="1" svg:d="M7200 10300v1800h-2400" svg:viewBox="0 0 2401 1801">
          <text:p/>
        </draw:connector>
        <draw:custom-shape draw:style-name="gr4" draw:text-style-name="P8" xml:id="id8" draw:id="id8" draw:layer="layout" svg:width="4.5cm" svg:height="2.4cm" svg:x="1cm" svg:y="13.5cm">
          <text:p text:style-name="P7">ログインしてる？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1" draw:text-style-name="P4" draw:layer="layout" svg:x1="3.2cm" svg:y1="12.7cm" svg:x2="3.25cm" svg:y2="13.5cm" draw:start-shape="id7" draw:start-glue-point="2" draw:end-shape="id8" draw:end-glue-point="4" svg:d="M3200 12700v400h50v400" svg:viewBox="0 0 51 801">
          <text:p/>
        </draw:connector>
        <draw:custom-shape draw:style-name="gr6" draw:text-style-name="P8" xml:id="id9" draw:id="id9" draw:layer="layout" svg:width="3.2cm" svg:height="1.2cm" svg:x="1.7cm" svg:y="16.7cm">
          <text:p text:style-name="P7"><text:span text:style-name="T1">買取ボタンを押す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type="line" svg:x1="3.25cm" svg:y1="15.9cm" svg:x2="3.3cm" svg:y2="16.7cm" draw:start-shape="id8" draw:start-glue-point="6" draw:end-shape="id9" draw:end-glue-point="0" svg:d="M3250 15900l50 800" svg:viewBox="0 0 51 801">
          <text:p/>
        </draw:connector>
        <draw:connector draw:style-name="gr12" draw:text-style-name="P14" draw:layer="layout" draw:type="line" svg:x1="3.25cm" svg:y1="7.9cm" svg:x2="3.2cm" svg:y2="9.1cm" draw:start-shape="id3" draw:start-glue-point="6" draw:end-shape="id6" draw:end-glue-point="0" svg:d="M3250 7900l-50 1200" svg:viewBox="0 0 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8:58:24.792633072</meta:creation-date>
    <dc:date>2020-02-23T21:47:41.009451298</dc:date>
    <meta:editing-duration>PT1H19M51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